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ритерий оценивания</text:p>
      <text:p text:style-name="Text_20_body">Данные пункты корректны как минимум для браузеров на основе Chromium (Яндекс.Браузер, Opera, Google Chrome).</text:p>
      <text:p text:style-name="Text_20_body">Отступы между элементами соответствуют макету?</text:p>
      <text:p text:style-name="Text_20_body">балла</text:p>
      <text:p text:style-name="Text_20_body">Нет.</text:p>
      <text:p text:style-name="Text_20_body">1 балл</text:p>
      <text:p text:style-name="Text_20_body">Да, но есть существенные погрешности (более 10px).</text:p>
      <text:p text:style-name="Text_20_body">3 балла</text:p>
      <text:p text:style-name="Text_20_body">Да, с допустимыми погрешностями (до 10px).</text:p>
      <text:p text:style-name="Text_20_body">При изменении размера экрана страница имеет ограничения по размеру (появляется горизонтальный скролл)?</text:p>
      <text:p text:style-name="Text_20_body">балла</text:p>
      <text:p text:style-name="Text_20_body">Нет.</text:p>
      <text:p text:style-name="Text_20_body">1 балл</text:p>
      <text:p text:style-name="Text_20_body">Да, но нет белых отступов 18px по краям.</text:p>
      <text:p text:style-name="Text_20_body">2 балла</text:p>
      <text:p text:style-name="Text_20_body">Да и есть белые отступы 18px.</text:p>
      <text:p text:style-name="Text_20_body">Фон кнопки «Попробовать» выполнен css-градиентом?</text:p>
      <text:p text:style-name="Text_20_body">балла</text:p>
      <text:p text:style-name="Text_20_body">Нет или есть огрехи.</text:p>
      <text:p text:style-name="Text_20_body">1 балл</text:p>
      <text:p text:style-name="Text_20_body">Да.</text:p>
      <text:p text:style-name="Text_20_body">Круглый фон кнопок-стрелок «вправо»/«влево», а также фон кнопки «play» свёрстаны без графики (background + box-shadow) и выглядят корректно?</text:p>
      <text:p text:style-name="Text_20_body">балла</text:p>
      <text:p text:style-name="Text_20_body">Нет, реализован картинкой или есть существенные огрехи.</text:p>
      <text:p text:style-name="Text_20_body">1 балл</text:p>
      <text:p text:style-name="Text_20_body">Да.</text:p>
      <text:p text:style-name="Text_20_body">При наведении на стрелки и кнопку «play» их прозрачность становится 80%, а при наведении на кнопку «Попробовать» её градиент меняется?</text:p>
      <text:p text:style-name="Text_20_body">балла</text:p>
      <text:p text:style-name="Text_20_body">Нет.</text:p>
      <text:p text:style-name="Text_20_body">1 балл</text:p>
      <text:p text:style-name="Text_20_body">Да, но есть неточности.</text:p>
      <text:p text:style-name="Text_20_body"><text:soft-page-break/>2 балла</text:p>
      <text:p text:style-name="Text_20_body">Да, всё хорошо.</text:p>
      <text:p text:style-name="Text_20_body">Стрелки вправо\влево выровнены вертикально по центру блока? Т.е. правильно подстраиваются при уменьшении или увеличение количествава текста в блоке над машинами.</text:p>
      <text:p text:style-name="Text_20_body">балла</text:p>
      <text:p text:style-name="Text_20_body">Нет.</text:p>
      <text:p text:style-name="Text_20_body">1 балл</text:p>
      <text:p text:style-name="Text_20_body">Да.</text:p>
      <text:p text:style-name="Text_20_body">Все тексты можно выделить мышкой, нет проблем с перекрытием текста другими блоками?</text:p>
      <text:p text:style-name="Text_20_body">балла</text:p>
      <text:p text:style-name="Text_20_body">Есть проблемы.</text:p>
      <text:p text:style-name="Text_20_body">1 балл</text:p>
      <text:p text:style-name="Text_20_body">Проблем нет.</text:p>
      <text:p text:style-name="Text_20_body">Заголовки блока «Способы» выровнены по одной линии?</text:p>
      <text:p text:style-name="Text_20_body">балла</text:p>
      <text:p text:style-name="Text_20_body">Нет.</text:p>
      <text:p text:style-name="Text_20_body">1 балл</text:p>
      <text:p text:style-name="Text_20_body">Да.</text:p>
      <text:p text:style-name="Text_20_body">Добавляется многоточие в заголовки блока «Способы», если текста больше, чем влезает (с помощью text-overflow)?</text:p>
      <text:p text:style-name="Text_20_body">балла</text:p>
      <text:p text:style-name="Text_20_body">Нет.</text:p>
      <text:p text:style-name="Text_20_body">1 балл</text:p>
      <text:p text:style-name="Text_20_body">Д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4:48:21.592148442</meta:creation-date>
    <dc:date>2018-06-27T14:48:40.921762952</dc:date>
    <meta:editing-duration>PT20S</meta:editing-duration>
    <meta:editing-cycles>1</meta:editing-cycles>
    <meta:document-statistic meta:table-count="0" meta:image-count="0" meta:object-count="0" meta:page-count="2" meta:paragraph-count="53" meta:word-count="222" meta:character-count="1462" meta:non-whitespace-character-count="1293"/>
    <meta:generator>LibreOffice/6.0.3.2$Linux_X86_64 LibreOffice_project/00m0$Build-2</meta:generator>
  </office:meta>
</office:document-meta>
</file>